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54.99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62.05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99.64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105.96pt"/>
    </style:style>
    <style:style style:name="co13" style:family="table-column">
      <style:table-column-properties fo:break-before="auto" style:column-width="85.55pt"/>
    </style:style>
    <style:style style:name="co14" style:family="table-column">
      <style:table-column-properties fo:break-before="auto" style:column-width="123.96pt"/>
    </style:style>
    <style:style style:name="co15" style:family="table-column">
      <style:table-column-properties fo:break-before="auto" style:column-width="108.31pt"/>
    </style:style>
    <style:style style:name="co16" style:family="table-column">
      <style:table-column-properties fo:break-before="auto" style:column-width="9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6" style:family="table-cell" style:parent-style-name="Default">
      <style:table-cell-properties fo:background-color="#ff6600" fo:border="0.06pt solid #000000"/>
    </style:style>
    <style:style style:name="ce7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9" style:family="table-cell" style:parent-style-name="Default">
      <style:table-cell-properties fo:background-color="#ff6600"/>
    </style:style>
    <style:style style:name="ce10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1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row table:style-name="ro1" table:number-rows-repeated="3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Power</text:p>
          </table:table-cell>
          <table:table-cell table:style-name="ce1" table:number-columns-repeated="3"/>
          <table:table-cell table:style-name="ce4" office:value-type="string" calcext:value-type="string">
            <text:p>Peak</text:p>
          </table:table-cell>
          <table:table-cell table:style-name="ce8"/>
          <table:table-cell table:style-name="ce11"/>
        </table:table-row>
        <table:table-row table:style-name="ro1" table:number-rows-repeated="2">
          <table:table-cell table:number-columns-repeated="2"/>
          <table:table-cell table:style-name="ce1" table:number-columns-repeated="4"/>
          <table:table-cell table:style-name="ce5"/>
          <table:table-cell table:style-name="ce9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 office:value-type="string" calcext:value-type="string">
            <text:p>Day 6</text:p>
          </table:table-cell>
          <table:table-cell office:value-type="string" calcext:value-type="string">
            <text:p>Day 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/>
        </table:table-row>
        <table:table-row table:style-name="ro1">
          <table:table-cell table:number-columns-repeated="2"/>
          <table:table-cell>
            <office:annotation draw:style-name="gr1" draw:text-style-name="P2" svg:width="82.18pt" svg:height="28.09pt" svg:x="239.19pt" svg:y="72.68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natch x 3</text:p>
          </table:table-cell>
          <table:table-cell office:value-type="string" calcext:value-type="string">
            <text:p>Snatch x2</text:p>
          </table:table-cell>
          <table:table-cell table:style-name="ce3" office:value-type="string" calcext:value-type="string">
            <text:p>Complex Drop Snatch </text:p>
          </table:table-cell>
          <table:table-cell table:style-name="ce3" office:value-type="string" calcext:value-type="string">
            <text:p>Clean 3er</text:p>
          </table:table-cell>
          <table:table-cell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rk x3</text:p>
          </table:table-cell>
          <table:table-cell/>
          <table:table-cell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ce1" table:number-columns-repeated="4"/>
          <table:table-cell table:style-name="ce5"/>
          <table:table-cell table:style-name="ce9"/>
          <table:table-cell table:style-name="ce12"/>
        </table:table-row>
        <table:table-row table:style-name="ro1">
          <table:table-cell table:number-columns-repeated="2"/>
          <table:table-cell table:style-name="ce1" table:number-columns-repeated="4"/>
          <table:table-cell table:style-name="ce7"/>
          <table:table-cell table:style-name="ce10"/>
          <table:table-cell table:style-name="ce13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17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4"/>
          <table:table-cell table:style-name="ce18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4" office:value-type="string" calcext:value-type="string">
            <text:p>Deadlift</text:p>
          </table:table-cell>
          <table:table-cell table:style-name="ce19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14" office:value-type="string" calcext:value-type="string">
            <text:p>Push Press</text:p>
          </table:table-cell>
          <table:table-cell table:style-name="ce18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4" office:value-type="string" calcext:value-type="string">
            <text:p>Jerk</text:p>
          </table:table-cell>
          <table:table-cell table:style-name="ce20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14" office:value-type="string" calcext:value-type="string">
            <text:p>Press</text:p>
          </table:table-cell>
          <table:table-cell table:style-name="ce18" office:value-type="float" office:value="72.5" calcext:value-type="float">
            <text:p>72.50</text:p>
          </table:table-cell>
          <table:table-cell/>
        </table:table-row>
        <table:table-row table:style-name="ro2">
          <table:table-cell table:style-name="ce14" office:value-type="string" calcext:value-type="string">
            <text:p>OVS</text:p>
          </table:table-cell>
          <table:table-cell table:style-name="ce21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4" office:value-type="string" calcext:value-type="string">
            <text:p>Back Squat</text:p>
          </table:table-cell>
          <table:table-cell table:style-name="ce18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</table:table-row>
        <table:table-row table:style-name="ro2">
          <table:table-cell table:style-name="ce14" office:value-type="string" calcext:value-type="string">
            <text:p>Front Squat</text:p>
          </table:table-cell>
          <table:table-cell table:style-name="ce18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14" office:value-type="string" calcext:value-type="string">
            <text:p>Clean</text:p>
          </table:table-cell>
          <table:table-cell table:style-name="ce18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4" office:value-type="string" calcext:value-type="string">
            <text:p>Clean Pull</text:p>
          </table:table-cell>
          <table:table-cell table:style-name="ce18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</text:p>
          </table:table-cell>
          <table:table-cell table:style-name="ce18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pull</text:p>
          </table:table-cell>
          <table:table-cell table:style-name="ce18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4" office:value-type="string" calcext:value-type="string">
            <text:p>Power Clean</text:p>
          </table:table-cell>
          <table:table-cell table:style-name="ce18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4" office:value-type="string" calcext:value-type="string">
            <text:p>Power Snatch</text:p>
          </table:table-cell>
          <table:table-cell table:style-name="ce18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4" office:value-type="string" calcext:value-type="string">
            <text:p>CG Deficit Deadlift</text:p>
          </table:table-cell>
          <table:table-cell table:style-name="ce22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Deadlift</text:p>
          </table:table-cell>
          <table:table-cell table:style-name="ce18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4" office:value-type="string" calcext:value-type="string">
            <text:p>Paused Deadlift/ Stiff Leg</text:p>
          </table:table-cell>
          <table:table-cell table:style-name="ce18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14" office:value-type="string" calcext:value-type="string">
            <text:p>Clean Combination</text:p>
          </table:table-cell>
          <table:table-cell table:style-name="ce18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Combination</text:p>
          </table:table-cell>
          <table:table-cell table:style-name="ce18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15" office:value-type="string" calcext:value-type="string">
            <text:p>Burn Squat</text:p>
          </table:table-cell>
          <table:table-cell table:style-name="ce23" table:formula="of:=0.6*[.B9]" office:value-type="float" office:value="96" calcext:value-type="float">
            <text:p>96.00</text:p>
          </table:table-cell>
          <table:table-cell/>
        </table:table-row>
        <table:table-row table:style-name="ro2">
          <table:table-cell table:style-name="ce15" office:value-type="string" calcext:value-type="string">
            <text:p>Clean and Jerk</text:p>
          </table:table-cell>
          <table:table-cell table:style-name="ce23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15" office:value-type="string" calcext:value-type="string">
            <text:p>SLDL</text:p>
          </table:table-cell>
          <table:table-cell table:style-name="ce23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15"/>
          <table:table-cell table:style-name="ce23"/>
          <table:table-cell/>
        </table:table-row>
        <table:table-row table:style-name="ro2" table:number-rows-repeated="2">
          <table:table-cell table:style-name="ce16"/>
          <table:table-cell table:style-name="ce24"/>
          <table:table-cell/>
        </table:table-row>
        <table:table-row table:style-name="ro2">
          <table:table-cell table:style-name="ce15"/>
          <table:table-cell table:style-name="ce23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3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3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3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23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3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23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23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23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23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quats" table:style-name="ta1">
        <table:table-column table:style-name="co1" table:number-columns-repeated="3" table:default-cell-style-name="ce25"/>
        <table:table-column table:style-name="co2" table:default-cell-style-name="ce25"/>
        <table:table-column table:style-name="co1" table:number-columns-repeated="2" table:default-cell-style-name="ce25"/>
        <table:table-column table:style-name="co1" table:default-cell-style-name="ce29"/>
        <table:table-column table:style-name="co10" table:default-cell-style-name="ce29"/>
        <table:table-column table:style-name="co1" table:number-columns-repeated="2" table:default-cell-style-name="ce25"/>
        <table:table-column table:style-name="co1" table:default-cell-style-name="ce29"/>
        <table:table-column table:style-name="co1" table:number-columns-repeated="1013" table:default-cell-style-name="ce25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Backsquat Volu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table:formula="of:=[.G7]/['1RM Table'.$B$36]" office:value-type="float" office:value="0.863636363636364" calcext:value-type="float">
            <text:p>0.86</text:p>
          </table:table-cell>
          <table:table-cell table:number-columns-repeated="2"/>
          <table:table-cell table:formula="of:=[.G7]*['1RM Table'.$B$9]" office:value-type="float" office:value="121.6" calcext:value-type="float">
            <text:p>121.6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8]*['1RM Table'.$B$36]" office:value-type="float" office:value="0.804" calcext:value-type="float">
            <text:p>0.80</text:p>
          </table:table-cell>
          <table:table-cell table:formula="of:=[.H7]+0.05" office:value-type="float" office:value="0.913636363636364" calcext:value-type="float">
            <text:p>0.91</text:p>
          </table:table-cell>
          <table:table-cell table:number-columns-repeated="2"/>
          <table:table-cell table:formula="of:=[.G8]*['1RM Table'.$B$9]" office:value-type="float" office:value="128.64" calcext:value-type="float">
            <text:p>128.6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9]*['1RM Table'.$B$36]" office:value-type="float" office:value="0.848" calcext:value-type="float">
            <text:p>0.85</text:p>
          </table:table-cell>
          <table:table-cell table:formula="of:=[.H8]+0.05" office:value-type="float" office:value="0.963636363636364" calcext:value-type="float">
            <text:p>0.96</text:p>
          </table:table-cell>
          <table:table-cell table:number-columns-repeated="2"/>
          <table:table-cell table:formula="of:=[.G9]*['1RM Table'.$B$9]" office:value-type="float" office:value="135.68" calcext:value-type="float">
            <text:p>135.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0</text:p>
          </table:table-cell>
          <table:table-cell table:formula="of:=[.G10]/['1RM Table'.$B$36]" office:value-type="float" office:value="0.795454545454546" calcext:value-type="float">
            <text:p>0.80</text:p>
          </table:table-cell>
          <table:table-cell table:number-columns-repeated="2"/>
          <table:table-cell table:formula="of:=[.G10]*['1RM Table'.$B$9]" office:value-type="float" office:value="112" calcext:value-type="float">
            <text:p>112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5]*['1RM Table'.$B$34]" office:value-type="float" office:value="0.803181818181818" calcext:value-type="float">
            <text:p>0.80</text:p>
          </table:table-cell>
          <table:table-cell office:value-type="float" office:value="0.863636363636364" calcext:value-type="float">
            <text:p>0.86</text:p>
          </table:table-cell>
          <table:table-cell table:number-columns-repeated="2"/>
          <table:table-cell table:formula="of:=[.G15]*['1RM Table'.$B$10]" office:value-type="float" office:value="112.272727272727" calcext:value-type="float">
            <text:p>112.2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6]*['1RM Table'.$B$34]" office:value-type="float" office:value="0.849681818181818" calcext:value-type="float">
            <text:p>0.85</text:p>
          </table:table-cell>
          <table:table-cell office:value-type="float" office:value="0.913636363636364" calcext:value-type="float">
            <text:p>0.91</text:p>
          </table:table-cell>
          <table:table-cell table:number-columns-repeated="2"/>
          <table:table-cell table:formula="of:=[.G16]*['1RM Table'.$B$10]" office:value-type="float" office:value="118.772727272727" calcext:value-type="float">
            <text:p>118.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17]*['1RM Table'.$B$34]" office:value-type="float" office:value="0.886881818181818" calcext:value-type="float">
            <text:p>0.89</text:p>
          </table:table-cell>
          <table:table-cell office:value-type="float" office:value="0.953636363636364" calcext:value-type="float">
            <text:p>0.95</text:p>
          </table:table-cell>
          <table:table-cell table:number-columns-repeated="2"/>
          <table:table-cell table:formula="of:=[.G17]*['1RM Table'.$B$10]" office:value-type="float" office:value="123.972727272727" calcext:value-type="float">
            <text:p>123.9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H18]*['1RM Table'.$B$34]" office:value-type="float" office:value="0.739772727272727" calcext:value-type="float">
            <text:p>0.74</text:p>
          </table:table-cell>
          <table:table-cell office:value-type="float" office:value="0.795454545454546" calcext:value-type="float">
            <text:p>0.80</text:p>
          </table:table-cell>
          <table:table-cell table:number-columns-repeated="2"/>
          <table:table-cell table:formula="of:=[.G18]*['1RM Table'.$B$10]" office:value-type="float" office:value="103.409090909091" calcext:value-type="float">
            <text:p>103.4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23]*['1RM Table'.$B$35]" office:value-type="float" office:value="0.777272727272727" calcext:value-type="float">
            <text:p>0.78</text:p>
          </table:table-cell>
          <table:table-cell office:value-type="float" office:value="0.863636363636364" calcext:value-type="float">
            <text:p>0.86</text:p>
          </table:table-cell>
          <table:table-cell table:number-columns-repeated="2"/>
          <table:table-cell table:formula="of:=['1RM Table'.$C$9]*[.G23]" office:value-type="float" office:value="111.927272727273" calcext:value-type="float">
            <text:p>111.9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24]*['1RM Table'.$B$35]" office:value-type="float" office:value="0.822272727272727" calcext:value-type="float">
            <text:p>0.82</text:p>
          </table:table-cell>
          <table:table-cell office:value-type="float" office:value="0.913636363636364" calcext:value-type="float">
            <text:p>0.91</text:p>
          </table:table-cell>
          <table:table-cell table:number-columns-repeated="2"/>
          <table:table-cell table:formula="of:=['1RM Table'.$C$9]*[.G24]" office:value-type="float" office:value="118.407272727273" calcext:value-type="float">
            <text:p>118.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5]*['1RM Table'.$B$35]" office:value-type="float" office:value="0.858272727272727" calcext:value-type="float">
            <text:p>0.86</text:p>
          </table:table-cell>
          <table:table-cell office:value-type="float" office:value="0.953636363636364" calcext:value-type="float">
            <text:p>0.95</text:p>
          </table:table-cell>
          <table:table-cell table:number-columns-repeated="2"/>
          <table:table-cell table:formula="of:=['1RM Table'.$C$9]*[.G25]" office:value-type="float" office:value="123.591272727273" calcext:value-type="float">
            <text:p>123.5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6]*['1RM Table'.$B$35]" office:value-type="float" office:value="0.715909090909091" calcext:value-type="float">
            <text:p>0.72</text:p>
          </table:table-cell>
          <table:table-cell office:value-type="float" office:value="0.795454545454546" calcext:value-type="float">
            <text:p>0.80</text:p>
          </table:table-cell>
          <table:table-cell table:number-columns-repeated="2"/>
          <table:table-cell table:formula="of:=['1RM Table'.$C$9]*[.G26]" office:value-type="float" office:value="103.090909090909" calcext:value-type="float">
            <text:p>103.09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2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/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Snatch x 3</text:p>
          </table:table-cell>
          <table:table-cell table:style-name="ce30" office:value-type="string" calcext:value-type="string">
            <text:p>Snatch x2</text:p>
          </table:table-cell>
          <table:table-cell table:style-name="ce31" office:value-type="string" calcext:value-type="string">
            <text:p>Complex Drop Snatch 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calcext:value-type="string">
            <text:p>Complex Drop Snatch </text:p>
          </table:table-cell>
          <table:table-cell table:style-name="ce25" office:value-type="string" calcext:value-type="string">
            <text:p>Power, Drop, OVS x3</text:p>
          </table:table-cell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Snatch 3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table:formula="of:=[.G8]/['1RM Table'.$B$34]" office:value-type="float" office:value="0.817204301075269" calcext:value-type="float">
            <text:p>0.82</text:p>
          </table:table-cell>
          <table:table-cell table:number-columns-repeated="2"/>
          <table:table-cell table:formula="of:=[.G8]*['1RM Table'.$B$13]" office:value-type="float" office:value="60.8" calcext:value-type="float">
            <text:p>60.8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04" calcext:value-type="float">
            <text:p>0.80</text:p>
          </table:table-cell>
          <table:table-cell table:formula="of:=[.G9]/['1RM Table'.$B$34]" office:value-type="float" office:value="0.864516129032258" calcext:value-type="float">
            <text:p>0.86</text:p>
          </table:table-cell>
          <table:table-cell table:number-columns-repeated="2"/>
          <table:table-cell table:formula="of:=[.G9]*['1RM Table'.$B$13]" office:value-type="float" office:value="64.32" calcext:value-type="float">
            <text:p>64.3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48" calcext:value-type="float">
            <text:p>0.85</text:p>
          </table:table-cell>
          <table:table-cell table:formula="of:=[.G10]/['1RM Table'.$B$34]" office:value-type="float" office:value="0.911827956989247" calcext:value-type="float">
            <text:p>0.91</text:p>
          </table:table-cell>
          <table:table-cell table:number-columns-repeated="2"/>
          <table:table-cell table:formula="of:=[.G10]*['1RM Table'.$B$13]" office:value-type="float" office:value="67.84" calcext:value-type="float">
            <text:p>67.8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" calcext:value-type="float">
            <text:p>0.70</text:p>
          </table:table-cell>
          <table:table-cell table:formula="of:=[.G11]/['1RM Table'.$B$34]" office:value-type="float" office:value="0.752688172043011" calcext:value-type="float">
            <text:p>0.75</text:p>
          </table:table-cell>
          <table:table-cell table:number-columns-repeated="2"/>
          <table:table-cell table:formula="of:=[.G11]*['1RM Table'.$B$13]" office:value-type="float" office:value="56" calcext:value-type="float">
            <text:p>56.0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Snatch 2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H17]*[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'1RM Table'.$B$13]" office:value-type="float" office:value="62.7612903225806" calcext:value-type="float">
            <text:p>62.7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8]*[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'1RM Table'.$B$13]" office:value-type="float" office:value="66.3948387096774" calcext:value-type="float">
            <text:p>66.3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9]*[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'1RM Table'.$B$13]" office:value-type="float" office:value="70.0283870967742" calcext:value-type="float">
            <text:p>70.03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20]*['1RM Table'.$B$33]" office:value-type="float" office:value="0.72258064516129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'1RM Table'.$B$13]" office:value-type="float" office:value="57.8064516129032" calcext:value-type="float">
            <text:p>57.81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Snatch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5]*['1RM Table'.$B$33]"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'1RM Table'.$B$13]" office:value-type="float" office:value="59.136" calcext:value-type="float">
            <text:p>59.1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6]*['1RM Table'.$B$33]"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'1RM Table'.$B$13]" office:value-type="float" office:value="62.976" calcext:value-type="float">
            <text:p>62.9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27]*['1RM Table'.$B$33]"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'1RM Table'.$B$13]" office:value-type="float" office:value="66.816" calcext:value-type="float">
            <text:p>66.8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]*['1RM Table'.$B$33]"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'1RM Table'.$B$13]" office:value-type="float" office:value="55.296" calcext:value-type="float">
            <text:p>55.30</text:p>
          </table:table-cell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4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 table:number-columns-repeated="3"/>
          <table:table-cell table:style-name="ce30"/>
          <table:table-cell table:style-name="ce31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calcext:value-type="string">
            <text:p>Complex Clean Pull</text:p>
          </table:table-cell>
          <table:table-cell table:style-name="ce25" office:value-type="string" calcext:value-type="string">
            <text:p>Pull, Power, Clean, Clean</text:p>
          </table:table-cell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Clean 3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8]*[$'1RM Table'.$B$11]" office:value-type="float" office:value="83.6" calcext:value-type="float">
            <text:p>83.6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04" calcext:value-type="float">
            <text:p>0.80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9]*[$'1RM Table'.$B$11]" office:value-type="float" office:value="88.44" calcext:value-type="float">
            <text:p>88.4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48" calcext:value-type="float">
            <text:p>0.85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0]*[$'1RM Table'.$B$11]" office:value-type="float" office:value="93.28" calcext:value-type="float">
            <text:p>93.2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" calcext:value-type="float">
            <text:p>0.70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11]*[$'1RM Table'.$B$11]" office:value-type="float" office:value="77" calcext:value-type="float">
            <text:p>77.0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Clean 2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$'1RM Table'.$B$11]" office:value-type="float" office:value="86.2967741935484" calcext:value-type="float">
            <text:p>86.3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$'1RM Table'.$B$11]" office:value-type="float" office:value="91.2929032258065" calcext:value-type="float">
            <text:p>91.2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9]*[$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$'1RM Table'.$B$11]" office:value-type="float" office:value="96.2890322580645" calcext:value-type="float">
            <text:p>96.2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20]*[$'1RM Table'.$B$33]" office:value-type="float" office:value="0.72258064516129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1]" office:value-type="float" office:value="79.4838709677419" calcext:value-type="float">
            <text:p>79.48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1.312" calcext:value-type="float">
            <text:p>81.3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86.592" calcext:value-type="float">
            <text:p>86.5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1.872" calcext:value-type="float">
            <text:p>91.87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6.032" calcext:value-type="float">
            <text:p>76.03</text:p>
          </table:table-cell>
        </table:table-row>
      </table:table>
      <table:table table:name="Push" table:style-name="ta1">
        <table:table-column table:style-name="co1" table:default-cell-style-name="ce32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30"/>
          <table:table-cell table:style-name="ce31"/>
          <table:table-cell table:number-columns-repeated="5"/>
        </table:table-row>
        <table:table-row table:style-name="ro1">
          <table:table-cell table:number-columns-repeated="5"/>
          <table:table-cell table:style-name="ce31"/>
          <table:table-cell table:style-name="ce25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33"/>
          <table:table-cell table:style-name="ce28" office:value-type="string" calcext:value-type="string">
            <text:p>VOLUME +</text:p>
          </table:table-cell>
          <table:table-cell table:style-name="ce25"/>
          <table:table-cell table:style-name="ce25" office:value-type="string" calcext:value-type="string">
            <text:p>Jerk 3er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8]*[.F8]"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8]*[$'1RM Table'.$B$34]" office:value-type="float" office:value="0.7719" calcext:value-type="float">
            <text:p>0.77</text:p>
          </table:table-cell>
          <table:table-cell table:style-name="ce29" office:value-type="float" office:value="0.83" calcext:value-type="float">
            <text:p>0.83</text:p>
          </table:table-cell>
          <table:table-cell table:style-name="ce25" table:number-columns-repeated="2"/>
          <table:table-cell table:style-name="ce29" table:formula="of:=[.G8]*[$'1RM Table'.$B$6]" office:value-type="float" office:value="92.4671875" calcext:value-type="float">
            <text:p>92.47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9]*[.F9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9]*[$'1RM Table'.$B$34]" office:value-type="float" office:value="0.8184" calcext:value-type="float">
            <text:p>0.82</text:p>
          </table:table-cell>
          <table:table-cell table:style-name="ce29" table:formula="of:=[.H8]+0.05" office:value-type="float" office:value="0.88" calcext:value-type="float">
            <text:p>0.88</text:p>
          </table:table-cell>
          <table:table-cell table:style-name="ce25" table:number-columns-repeated="2"/>
          <table:table-cell table:style-name="ce29" table:formula="of:=[.G9]*[$'1RM Table'.$B$6]" office:value-type="float" office:value="98.0375" calcext:value-type="float">
            <text:p>98.04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10]*[.F10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10]*[$'1RM Table'.$B$34]" office:value-type="float" office:value="0.8649" calcext:value-type="float">
            <text:p>0.86</text:p>
          </table:table-cell>
          <table:table-cell table:style-name="ce29" table:formula="of:=[.H9]+0.05" office:value-type="float" office:value="0.93" calcext:value-type="float">
            <text:p>0.93</text:p>
          </table:table-cell>
          <table:table-cell table:style-name="ce25" table:number-columns-repeated="2"/>
          <table:table-cell table:style-name="ce29" table:formula="of:=[.G10]*[$'1RM Table'.$B$6]" office:value-type="float" office:value="103.6078125" calcext:value-type="float">
            <text:p>103.61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11]*[.F11]" office:value-type="float" office:value="9" calcext:value-type="float">
            <text:p>9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9" table:formula="of:=[.H11]*[$'1RM Table'.$B$34]" office:value-type="float" office:value="0.7" calcext:value-type="float">
            <text:p>0.70</text:p>
          </table:table-cell>
          <table:table-cell table:style-name="ce29" office:value-type="float" office:value="0.752688172043011" calcext:value-type="float">
            <text:p>0.75</text:p>
          </table:table-cell>
          <table:table-cell table:style-name="ce25" table:number-columns-repeated="2"/>
          <table:table-cell table:style-name="ce29" table:formula="of:=[.G11]*[$'1RM Table'.$B$6]" office:value-type="float" office:value="83.8541666666667" calcext:value-type="float">
            <text:p>83.8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 table:style-name="ce25"/>
          <table:table-cell table:style-name="ce25" office:value-type="string" calcext:value-type="string">
            <text:p>Push Press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17]*[.F17]" office:value-type="float" office:value="20" calcext:value-type="float">
            <text:p>2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formula="of:=[.H17]*[$'1RM Table'.$B$36]" office:value-type="float" office:value="0.7304" calcext:value-type="float">
            <text:p>0.73</text:p>
          </table:table-cell>
          <table:table-cell table:style-name="ce29" office:value-type="float" office:value="0.83" calcext:value-type="float">
            <text:p>0.83</text:p>
          </table:table-cell>
          <table:table-cell table:style-name="ce25" table:number-columns-repeated="2"/>
          <table:table-cell table:style-name="ce29" table:formula="of:=[.G17]*[$'1RM Table'.$B$5]" office:value-type="float" office:value="74.610752688172" calcext:value-type="float">
            <text:p>74.61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18]*[.F18]" office:value-type="float" office:value="16" calcext:value-type="float">
            <text:p>16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9" table:formula="of:=[.H18]*[$'1RM Table'.$B$35]" office:value-type="float" office:value="0.792" calcext:value-type="float">
            <text:p>0.79</text:p>
          </table:table-cell>
          <table:table-cell table:style-name="ce29" table:formula="of:=[.H17]+0.05" office:value-type="float" office:value="0.88" calcext:value-type="float">
            <text:p>0.88</text:p>
          </table:table-cell>
          <table:table-cell table:style-name="ce25" table:number-columns-repeated="2"/>
          <table:table-cell table:style-name="ce29" table:formula="of:=[.G18]*[$'1RM Table'.$B$5]" office:value-type="float" office:value="80.9032258064516" calcext:value-type="float">
            <text:p>80.9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19]*[.F19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19]*[$'1RM Table'.$B$34]" office:value-type="float" office:value="0.8649" calcext:value-type="float">
            <text:p>0.86</text:p>
          </table:table-cell>
          <table:table-cell table:style-name="ce29" table:formula="of:=[.H18]+0.05" office:value-type="float" office:value="0.93" calcext:value-type="float">
            <text:p>0.93</text:p>
          </table:table-cell>
          <table:table-cell table:style-name="ce25" table:number-columns-repeated="2"/>
          <table:table-cell table:style-name="ce29" table:formula="of:=[.G19]*[$'1RM Table'.$B$5]" office:value-type="float" office:value="88.35" calcext:value-type="float">
            <text:p>88.35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20]*[.F20]" office:value-type="float" office:value="9" calcext:value-type="float">
            <text:p>9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9" table:formula="of:=[.H20]*[$'1RM Table'.$B$34]" office:value-type="float" office:value="0.7" calcext:value-type="float">
            <text:p>0.70</text:p>
          </table:table-cell>
          <table:table-cell table:style-name="ce29" office:value-type="float" office:value="0.752688172043011" calcext:value-type="float">
            <text:p>0.75</text:p>
          </table:table-cell>
          <table:table-cell table:style-name="ce25" table:number-columns-repeated="2"/>
          <table:table-cell table:style-name="ce29" table:formula="of:=[.G20]*[$'1RM Table'.$B$6]" office:value-type="float" office:value="83.8541666666667" calcext:value-type="float">
            <text:p>83.8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 table:style-name="ce25"/>
          <table:table-cell table:style-name="ce25" office:value-type="string" calcext:value-type="string">
            <text:p>Clean and Jerk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25]*[.F25]" office:value-type="float" office:value="16" calcext:value-type="float">
            <text:p>16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9" office:value-type="float" office:value="0.7392" calcext:value-type="float">
            <text:p>0.74</text:p>
          </table:table-cell>
          <table:table-cell table:style-name="ce29" office:value-type="float" office:value="0.77" calcext:value-type="float">
            <text:p>0.77</text:p>
          </table:table-cell>
          <table:table-cell table:style-name="ce25" table:number-columns-repeated="2"/>
          <table:table-cell table:style-name="ce29" table:formula="of:=[.G25]*[$'1RM Table'.$B$6]" office:value-type="float" office:value="88.55" calcext:value-type="float">
            <text:p>88.55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26]*[.F26]" office:value-type="float" office:value="16" calcext:value-type="float">
            <text:p>1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7872" calcext:value-type="float">
            <text:p>0.79</text:p>
          </table:table-cell>
          <table:table-cell table:style-name="ce29" table:formula="of:=[.H25]+0.05" office:value-type="float" office:value="0.82" calcext:value-type="float">
            <text:p>0.82</text:p>
          </table:table-cell>
          <table:table-cell table:style-name="ce25" table:number-columns-repeated="2"/>
          <table:table-cell table:style-name="ce29" table:formula="of:=[.G26]*[$'1RM Table'.$B$6]" office:value-type="float" office:value="94.3" calcext:value-type="float">
            <text:p>94.3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27]*[.F27]" office:value-type="float" office:value="14" calcext:value-type="float">
            <text:p>1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8352" calcext:value-type="float">
            <text:p>0.84</text:p>
          </table:table-cell>
          <table:table-cell table:style-name="ce29" table:formula="of:=[.H26]+0.05" office:value-type="float" office:value="0.87" calcext:value-type="float">
            <text:p>0.87</text:p>
          </table:table-cell>
          <table:table-cell table:style-name="ce25" table:number-columns-repeated="2"/>
          <table:table-cell table:style-name="ce29" table:formula="of:=[.G27]*[$'1RM Table'.$B$6]" office:value-type="float" office:value="100.05" calcext:value-type="float">
            <text:p>100.05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28]*[.F28]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6912" calcext:value-type="float">
            <text:p>0.69</text:p>
          </table:table-cell>
          <table:table-cell table:style-name="ce29" office:value-type="float" office:value="0.72" calcext:value-type="float">
            <text:p>0.72</text:p>
          </table:table-cell>
          <table:table-cell table:style-name="ce25" table:number-columns-repeated="2"/>
          <table:table-cell table:style-name="ce29" table:formula="of:=[.G28]*[$'1RM Table'.$B$6]" office:value-type="float" office:value="82.8" calcext:value-type="float">
            <text:p>82.80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4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 table:number-columns-repeated="3"/>
          <table:table-cell table:style-name="ce30"/>
          <table:table-cell table:style-name="ce31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/>
          <table:table-cell table:style-name="ce25"/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8]*[$'1RM Table'.$B$4]" office:value-type="float" office:value="151.136363636364" calcext:value-type="float">
            <text:p>151.1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04" calcext:value-type="float">
            <text:p>0.80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9]*[$'1RM Table'.$B$4]" office:value-type="float" office:value="159.886363636364" calcext:value-type="float">
            <text:p>159.8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48" calcext:value-type="float">
            <text:p>0.85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0]*[$'1RM Table'.$B$4]" office:value-type="float" office:value="168.636363636364" calcext:value-type="float">
            <text:p>168.6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0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11]*[$'1RM Table'.$B$4]" office:value-type="float" office:value="139.204545454545" calcext:value-type="float">
            <text:p>139.2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Deficit 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7]*[$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$'1RM Table'.$B$17]" office:value-type="float" office:value="108.960573476703" calcext:value-type="float">
            <text:p>108.9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8]*[$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$'1RM Table'.$B$17]" office:value-type="float" office:value="115.268817204301" calcext:value-type="float">
            <text:p>115.27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19]*[$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$'1RM Table'.$B$17]" office:value-type="float" office:value="121.5770609319" calcext:value-type="float">
            <text:p>121.5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H20]*[$'1RM Table'.$B$33]" office:value-type="float" office:value="0.72258064516129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7]" office:value-type="float" office:value="100.358422939068" calcext:value-type="float">
            <text:p>100.36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SLD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24]" office:value-type="float" office:value="168.409090909091" calcext:value-type="float">
            <text:p>168.4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24]" office:value-type="float" office:value="178.159090909091" calcext:value-type="float">
            <text:p>178.1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24]" office:value-type="float" office:value="187.909090909091" calcext:value-type="float">
            <text:p>187.9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24]" office:value-type="float" office:value="155.113636363636" calcext:value-type="float">
            <text:p>155.11</text:p>
          </table:table-cell>
        </table:table-row>
      </table:table>
      <table:table table:name="Jumping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formula="of:=[.E33]*[.F3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formula="of:=[.E42]*[.F42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07:53:24.959440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6-06T07:32:46.754882431</dc:date>
    <meta:editing-duration>PT14H32S</meta:editing-duration>
    <meta:editing-cycles>4</meta:editing-cycles>
    <meta:document-statistic meta:table-count="8" meta:cell-count="866" meta:object-count="0"/>
  </office:meta>
</office:document-meta>
</file>